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3.149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253cm"/>
    </style:style>
    <style:style style:name="co6" style:family="table-column">
      <style:table-column-properties fo:break-before="auto" style:column-width="3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111"/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 style:data-style-name="N81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8"/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eenland_historic</text:p>
          </table:table-cell>
          <table:table-cell office:value-type="string" calcext:value-type="string">
            <text:p>Mainland</text:p>
          </table:table-cell>
          <table:table-cell office:value-type="string" calcext:value-type="string">
            <text:p>Mainland_historic</text:p>
          </table:table-cell>
          <table:table-cell/>
          <table:table-cell table:style-name="ce1" office:value-type="string" calcext:value-type="string">
            <text:p>Tíðni</text:p>
          </table:table-cell>
          <table:table-cell table:style-name="ce4" office:value-type="string" calcext:value-type="string">
            <text:p>0-200 years</text:p>
          </table:table-cell>
          <table:table-cell table:style-name="ce4" office:value-type="string" calcext:value-type="string">
            <text:p>Greenland_Iceland</text:p>
          </table:table-cell>
          <table:table-cell table:style-name="ce4" office:value-type="string" calcext:value-type="string">
            <text:p>Mainland_Iceland</text:p>
          </table:table-cell>
          <table:table-cell table:style-name="ce4" office:value-type="string" calcext:value-type="string">
            <text:p>Iceland_Greenland</text:p>
          </table:table-cell>
          <table:table-cell table:style-name="ce4" office:value-type="string" calcext:value-type="string">
            <text:p>Mainland_Greenland</text:p>
          </table:table-cell>
          <table:table-cell table:style-name="ce4" office:value-type="string" calcext:value-type="string">
            <text:p>Iceland_Mainland</text:p>
          </table:table-cell>
          <table:table-cell table:style-name="ce7" office:value-type="string" calcext:value-type="string">
            <text:p>Greenland_Mainland</text:p>
          </table:table-cell>
        </table:table-row>
        <table:table-row table:style-name="ro1">
          <table:table-cell office:value-type="string" calcext:value-type="string">
            <text:p>NPOP0</text:p>
          </table:table-cell>
          <table:table-cell office:value-type="string" calcext:value-type="string">
            <text:p>NPOP1</text:p>
          </table:table-cell>
          <table:table-cell office:value-type="string" calcext:value-type="string">
            <text:p>NPOP2</text:p>
          </table:table-cell>
          <table:table-cell office:value-type="string" calcext:value-type="string">
            <text:p>NPOP3</text:p>
          </table:table-cell>
          <table:table-cell office:value-type="string" calcext:value-type="string">
            <text:p>NPOP4</text:p>
          </table:table-cell>
          <table:table-cell table:number-columns-repeated="3"/>
          <table:table-cell office:value-type="string" calcext:value-type="string">
            <text:p>MIG20</text:p>
          </table:table-cell>
          <table:table-cell office:value-type="string" calcext:value-type="string">
            <text:p>MIG40</text:p>
          </table:table-cell>
          <table:table-cell office:value-type="string" calcext:value-type="string">
            <text:p>MIG02</text:p>
          </table:table-cell>
          <table:table-cell office:value-type="string" calcext:value-type="string">
            <text:p>MIG42</text:p>
          </table:table-cell>
          <table:table-cell office:value-type="string" calcext:value-type="string">
            <text:p>MIG04</text:p>
          </table:table-cell>
          <table:table-cell office:value-type="string" calcext:value-type="string">
            <text:p>MIG2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371" calcext:value-type="float">
            <text:p>1371</text:p>
          </table:table-cell>
          <table:table-cell office:value-type="float" office:value="2183" calcext:value-type="float">
            <text:p>2183</text:p>
          </table:table-cell>
          <table:table-cell office:value-type="float" office:value="3167" calcext:value-type="float">
            <text:p>3167</text:p>
          </table:table-cell>
          <table:table-cell office:value-type="float" office:value="18502" calcext:value-type="float">
            <text:p>18502</text:p>
          </table:table-cell>
          <table:table-cell table:number-columns-repeated="3"/>
          <table:table-cell table:style-name="ce6" office:value-type="float" office:value="0.0166198" calcext:value-type="float">
            <text:p>0,0166198</text:p>
          </table:table-cell>
          <table:table-cell office:value-type="float" office:value="0.0319223" calcext:value-type="float">
            <text:p>0,0319223</text:p>
          </table:table-cell>
          <table:table-cell office:value-type="float" office:value="0.0297093" calcext:value-type="float">
            <text:p>0,0297093</text:p>
          </table:table-cell>
          <table:table-cell office:value-type="float" office:value="0.0449689" calcext:value-type="float">
            <text:p>0,0449689</text:p>
          </table:table-cell>
          <table:table-cell office:value-type="float" office:value="0.0290014" calcext:value-type="float">
            <text:p>0,0290014</text:p>
          </table:table-cell>
          <table:table-cell office:value-type="float" office:value="0.0408057" calcext:value-type="float">
            <text:p>0,0408057</text:p>
          </table:table-cell>
        </table:table-row>
        <table:table-row table:style-name="ro1">
          <table:table-cell table:number-columns-repeated="13"/>
          <table:table-cell table:style-name="ce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200-1000 years</text:p>
          </table:table-cell>
          <table:table-cell office:value-type="string" calcext:value-type="string">
            <text:p>Greenland_Iceland</text:p>
          </table:table-cell>
          <table:table-cell office:value-type="string" calcext:value-type="string">
            <text:p>Mainland_Iceland</text:p>
          </table:table-cell>
          <table:table-cell office:value-type="string" calcext:value-type="string">
            <text:p>Iceland_Greenland</text:p>
          </table:table-cell>
          <table:table-cell office:value-type="string" calcext:value-type="string">
            <text:p>Mainland_Greenland</text:p>
          </table:table-cell>
          <table:table-cell office:value-type="string" calcext:value-type="string">
            <text:p>Iceland_Mainland</text:p>
          </table:table-cell>
          <table:table-cell office:value-type="string" calcext:value-type="string">
            <text:p>Greenland_Mainlan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IG31</text:p>
          </table:table-cell>
          <table:table-cell office:value-type="string" calcext:value-type="string">
            <text:p>MIG51</text:p>
          </table:table-cell>
          <table:table-cell office:value-type="string" calcext:value-type="string">
            <text:p>MIG13</text:p>
          </table:table-cell>
          <table:table-cell office:value-type="string" calcext:value-type="string">
            <text:p>MIG53</text:p>
          </table:table-cell>
          <table:table-cell office:value-type="string" calcext:value-type="string">
            <text:p>MIG15</text:p>
          </table:table-cell>
          <table:table-cell office:value-type="string" calcext:value-type="string">
            <text:p>MIG35</text:p>
          </table:table-cell>
        </table:table-row>
        <table:table-row table:style-name="ro1">
          <table:table-cell table:number-columns-repeated="8"/>
          <table:table-cell office:value-type="float" office:value="0.0236072" calcext:value-type="float">
            <text:p>0,0236072</text:p>
          </table:table-cell>
          <table:table-cell office:value-type="float" office:value="0.0128162" calcext:value-type="float">
            <text:p>0,0128162</text:p>
          </table:table-cell>
          <table:table-cell office:value-type="float" office:value="0.0267864" calcext:value-type="float">
            <text:p>0,0267864</text:p>
          </table:table-cell>
          <table:table-cell office:value-type="float" office:value="0.0200003" calcext:value-type="float">
            <text:p>0,0200003</text:p>
          </table:table-cell>
          <table:table-cell office:value-type="float" office:value="0.0410124" calcext:value-type="float">
            <text:p>0,0410124</text:p>
          </table:table-cell>
          <table:table-cell office:value-type="float" office:value="0.0330191" calcext:value-type="float">
            <text:p>0,033019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1000-10000 years</text:p>
          </table:table-cell>
          <table:table-cell office:value-type="string" calcext:value-type="string">
            <text:p>Greenland_Iceland</text:p>
          </table:table-cell>
          <table:table-cell office:value-type="string" calcext:value-type="string">
            <text:p>Mainland_Iceland</text:p>
          </table:table-cell>
          <table:table-cell office:value-type="string" calcext:value-type="string">
            <text:p>Iceland_Greenland</text:p>
          </table:table-cell>
          <table:table-cell office:value-type="string" calcext:value-type="string">
            <text:p>Mainland_Greenland</text:p>
          </table:table-cell>
          <table:table-cell office:value-type="string" calcext:value-type="string">
            <text:p>Iceland_Mainland</text:p>
          </table:table-cell>
          <table:table-cell office:value-type="string" calcext:value-type="string">
            <text:p>Greenland_Mainlan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IG231</text:p>
          </table:table-cell>
          <table:table-cell office:value-type="string" calcext:value-type="string">
            <text:p>MIG251</text:p>
          </table:table-cell>
          <table:table-cell office:value-type="string" calcext:value-type="string">
            <text:p>MIG213</text:p>
          </table:table-cell>
          <table:table-cell office:value-type="string" calcext:value-type="string">
            <text:p>MIG253</text:p>
          </table:table-cell>
          <table:table-cell office:value-type="string" calcext:value-type="string">
            <text:p>MIG215</text:p>
          </table:table-cell>
          <table:table-cell office:value-type="string" calcext:value-type="string">
            <text:p>MIG235</text:p>
          </table:table-cell>
        </table:table-row>
        <table:table-row table:style-name="ro1">
          <table:table-cell table:number-columns-repeated="6"/>
          <table:table-cell table:style-name="ce3"/>
          <table:table-cell table:style-name="ce5"/>
          <table:table-cell table:style-name="ce5" office:value-type="float" office:value="0.0176579" calcext:value-type="float">
            <text:p>0,0176579</text:p>
          </table:table-cell>
          <table:table-cell table:style-name="ce5" office:value-type="float" office:value="0.0568203" calcext:value-type="float">
            <text:p>0,0568203</text:p>
          </table:table-cell>
          <table:table-cell table:style-name="ce5" office:value-type="float" office:value="0.0285757" calcext:value-type="float">
            <text:p>0,0285757</text:p>
          </table:table-cell>
          <table:table-cell table:style-name="ce5" office:value-type="float" office:value="0.0673798" calcext:value-type="float">
            <text:p>0,0673798</text:p>
          </table:table-cell>
          <table:table-cell table:style-name="ce5" office:value-type="float" office:value="0.0000337965" calcext:value-type="float">
            <text:p>0,0000337965</text:p>
          </table:table-cell>
          <table:table-cell table:style-name="ce10" office:value-type="float" office:value="0.000905739" calcext:value-type="float">
            <text:p>0,00090573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11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ce1" office:value-type="string" calcext:value-type="string">
            <text:p>Fjöldi</text:p>
          </table:table-cell>
          <table:table-cell table:style-name="ce4" office:value-type="string" calcext:value-type="string">
            <text:p>0-200 years</text:p>
          </table:table-cell>
          <table:table-cell table:style-name="ce4" office:value-type="string" calcext:value-type="string">
            <text:p>Greenland_Iceland</text:p>
          </table:table-cell>
          <table:table-cell table:style-name="ce4" office:value-type="string" calcext:value-type="string">
            <text:p>Mainland_Iceland</text:p>
          </table:table-cell>
          <table:table-cell table:style-name="ce4" office:value-type="string" calcext:value-type="string">
            <text:p>Iceland_Greenland</text:p>
          </table:table-cell>
          <table:table-cell table:style-name="ce4" office:value-type="string" calcext:value-type="string">
            <text:p>Mainland_Greenland</text:p>
          </table:table-cell>
          <table:table-cell table:style-name="ce4" office:value-type="string" calcext:value-type="string">
            <text:p>Iceland_Mainland</text:p>
          </table:table-cell>
          <table:table-cell table:style-name="ce7" office:value-type="string" calcext:value-type="string">
            <text:p>Greenland_Mainland</text:p>
          </table:table-cell>
        </table:table-row>
        <table:table-row table:style-name="ro1">
          <table:table-cell table:number-columns-repeated="8"/>
          <table:table-cell table:formula="of:=[.B3]*[.I3]" office:value-type="float" office:value="22.7857458" calcext:value-type="float">
            <text:p>22,7857458</text:p>
          </table:table-cell>
          <table:table-cell table:formula="of:=[.D3]*[.J3]" office:value-type="float" office:value="101.0979241" calcext:value-type="float">
            <text:p>101,0979241</text:p>
          </table:table-cell>
          <table:table-cell table:formula="of:=[.A3]*[.K3]" office:value-type="float" office:value="31.5512766" calcext:value-type="float">
            <text:p>31,5512766</text:p>
          </table:table-cell>
          <table:table-cell table:formula="of:=[.D3]*[.L3]" office:value-type="float" office:value="142.4165063" calcext:value-type="float">
            <text:p>142,4165063</text:p>
          </table:table-cell>
          <table:table-cell table:formula="of:=[.A3]*[.M3]" office:value-type="float" office:value="30.7994868" calcext:value-type="float">
            <text:p>30,7994868</text:p>
          </table:table-cell>
          <table:table-cell table:formula="of:=[.B3]*[.N3]" office:value-type="float" office:value="55.9446147" calcext:value-type="float">
            <text:p>55,944614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200-1000 years</text:p>
          </table:table-cell>
          <table:table-cell office:value-type="string" calcext:value-type="string">
            <text:p>Greenland_Iceland</text:p>
          </table:table-cell>
          <table:table-cell office:value-type="string" calcext:value-type="string">
            <text:p>Mainland_Iceland</text:p>
          </table:table-cell>
          <table:table-cell office:value-type="string" calcext:value-type="string">
            <text:p>Iceland_Greenland</text:p>
          </table:table-cell>
          <table:table-cell office:value-type="string" calcext:value-type="string">
            <text:p>Mainland_Greenland</text:p>
          </table:table-cell>
          <table:table-cell office:value-type="string" calcext:value-type="string">
            <text:p>Iceland_Mainland</text:p>
          </table:table-cell>
          <table:table-cell office:value-type="string" calcext:value-type="string">
            <text:p>Greenland_Mainland</text:p>
          </table:table-cell>
        </table:table-row>
        <table:table-row table:style-name="ro1">
          <table:table-cell table:number-columns-repeated="8"/>
          <table:table-cell table:formula="of:=[.C3]*[.I8]" office:value-type="float" office:value="51.5345176" calcext:value-type="float">
            <text:p>51,5345176</text:p>
          </table:table-cell>
          <table:table-cell table:formula="of:=[.E3]*[.J8]" office:value-type="float" office:value="237.1253324" calcext:value-type="float">
            <text:p>237,1253324</text:p>
          </table:table-cell>
          <table:table-cell table:formula="of:=[.A3]*[.K8]" office:value-type="float" office:value="28.4471568" calcext:value-type="float">
            <text:p>28,4471568</text:p>
          </table:table-cell>
          <table:table-cell table:formula="of:=[.E3]*[.L8]" office:value-type="float" office:value="370.0455506" calcext:value-type="float">
            <text:p>370,0455506</text:p>
          </table:table-cell>
          <table:table-cell table:formula="of:=[.A3]*[.M8]" office:value-type="float" office:value="43.5551688" calcext:value-type="float">
            <text:p>43,5551688</text:p>
          </table:table-cell>
          <table:table-cell table:formula="of:=[.C3]*[.N8]" office:value-type="float" office:value="72.0806953" calcext:value-type="float">
            <text:p>72,080695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1000-10000 years</text:p>
          </table:table-cell>
          <table:table-cell office:value-type="string" calcext:value-type="string">
            <text:p>Greenland_Iceland</text:p>
          </table:table-cell>
          <table:table-cell office:value-type="string" calcext:value-type="string">
            <text:p>Mainland_Iceland</text:p>
          </table:table-cell>
          <table:table-cell office:value-type="string" calcext:value-type="string">
            <text:p>Iceland_Greenland</text:p>
          </table:table-cell>
          <table:table-cell office:value-type="string" calcext:value-type="string">
            <text:p>Mainland_Greenland</text:p>
          </table:table-cell>
          <table:table-cell office:value-type="string" calcext:value-type="string">
            <text:p>Iceland_Mainland</text:p>
          </table:table-cell>
          <table:table-cell office:value-type="string" calcext:value-type="string">
            <text:p>Greenland_Mainland</text:p>
          </table:table-cell>
        </table:table-row>
        <table:table-row table:style-name="ro1">
          <table:table-cell table:number-columns-repeated="8"/>
          <table:table-cell table:formula="of:=[.C3]*[.I13]" office:value-type="float" office:value="38.5471957" calcext:value-type="float">
            <text:p>38,5471957</text:p>
          </table:table-cell>
          <table:table-cell table:formula="of:=[.E3]*[.J13]" office:value-type="float" office:value="1051.2891906" calcext:value-type="float">
            <text:p>1051,2891906</text:p>
          </table:table-cell>
          <table:table-cell table:formula="of:=[.A3]*[.K13]" office:value-type="float" office:value="30.3473934" calcext:value-type="float">
            <text:p>30,3473934</text:p>
          </table:table-cell>
          <table:table-cell table:formula="of:=[.E3]*[.L13]" office:value-type="float" office:value="1246.6610596" calcext:value-type="float">
            <text:p>1246,6610596</text:p>
          </table:table-cell>
          <table:table-cell table:formula="of:=[.A3]*[.M13]" office:value-type="float" office:value="0.035891883" calcext:value-type="float">
            <text:p>0,035891883</text:p>
          </table:table-cell>
          <table:table-cell table:formula="of:=[.C3]*[.N13]" office:value-type="float" office:value="1.977228237" calcext:value-type="float">
            <text:p>1,977228237</text:p>
          </table:table-cell>
        </table:table-row>
        <table:table-row table:style-name="ro1">
          <table:table-cell table:number-columns-repeated="6"/>
          <table:table-cell table:style-name="ce3"/>
          <table:table-cell table:style-name="ce5" table:number-columns-repeated="6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number:min-decimal-places="7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13:28.325834490</meta:creation-date>
    <dc:date>2022-10-17T11:30:24.959645628</dc:date>
    <meta:editing-duration>PT6M25S</meta:editing-duration>
    <meta:editing-cycles>1</meta:editing-cycles>
    <meta:document-statistic meta:table-count="1" meta:cell-count="113" meta:object-count="0"/>
    <meta:generator>LibreOffice/7.3.6.2$Linux_X86_64 LibreOffice_project/30$Build-2</meta:generator>
  </office:meta>
</office:document-meta>
</file>